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Times" svg:font-family="Times"/>
    <style:font-face style:name="Times New Roman" svg:font-family="'Times New Roman'"/>
    <style:font-face style:name="Times New Roman1"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687cm" fo:margin-left="1.064cm" fo:margin-right="5.759cm" table:align="margins"/>
    </style:style>
    <style:style style:name="Tableau1.A" style:family="table-column">
      <style:table-column-properties style:column-width="2.619cm" style:rel-column-width="1485*"/>
    </style:style>
    <style:style style:name="Tableau1.B" style:family="table-column">
      <style:table-column-properties style:column-width="2.365cm" style:rel-column-width="1341*"/>
    </style:style>
    <style:style style:name="Tableau1.C" style:family="table-column">
      <style:table-column-properties style:column-width="2.281cm" style:rel-column-width="1293*"/>
    </style:style>
    <style:style style:name="Tableau1.D" style:family="table-column">
      <style:table-column-properties style:column-width="2.422cm" style:rel-column-width="1373*"/>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D1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color="#000000" style:font-name="Times New Roman" fo:font-size="12pt"/>
    </style:style>
    <style:style style:name="P2" style:family="paragraph" style:parent-style-name="Standard">
      <style:text-properties fo:color="#000000" style:font-name="Times New Roman" fo:font-size="12pt" fo:background-color="#ffffff"/>
    </style:style>
    <style:style style:name="P3" style:family="paragraph" style:parent-style-name="Standard">
      <style:text-properties fo:color="#000000" style:font-name="Times New Roman" fo:font-size="14pt"/>
    </style:style>
    <style:style style:name="P4" style:family="paragraph" style:parent-style-name="Standard">
      <style:text-properties fo:color="#000000" style:font-name="Times New Roman" fo:font-size="14pt" fo:background-color="#ffffff"/>
    </style:style>
    <style:style style:name="P5" style:family="paragraph" style:parent-style-name="Standard">
      <style:paragraph-properties fo:margin-top="0cm" fo:margin-bottom="0.212cm"/>
      <style:text-properties fo:color="#000000" style:font-name="Times New Roman" fo:font-size="12pt"/>
    </style:style>
    <style:style style:name="P6" style:family="paragraph" style:parent-style-name="Standard">
      <style:paragraph-properties fo:margin-top="0cm" fo:margin-bottom="0.499cm"/>
      <style:text-properties fo:color="#000000" style:font-name="Times New Roman" fo:font-size="14pt" fo:background-color="#ffffff"/>
    </style:style>
    <style:style style:name="P7" style:family="paragraph" style:parent-style-name="Standard">
      <style:paragraph-properties fo:margin-left="0cm" fo:margin-right="0cm" fo:text-indent="1.27cm" style:auto-text-indent="false"/>
      <style:text-properties fo:color="#000000" style:font-name="Times New Roman" fo:font-size="12pt"/>
    </style:style>
    <style:style style:name="P8" style:family="paragraph" style:parent-style-name="Standard">
      <style:paragraph-properties fo:margin-left="1.27cm" fo:margin-right="0cm" fo:text-indent="1.27cm" style:auto-text-indent="false"/>
      <style:text-properties fo:color="#000000" style:font-name="Times New Roman" fo:font-size="12pt"/>
    </style:style>
    <style:style style:name="P9" style:family="paragraph" style:parent-style-name="Standard">
      <style:paragraph-properties fo:margin-left="1.27cm" fo:margin-right="0cm" fo:text-indent="-0.635cm" style:auto-text-indent="false"/>
      <style:text-properties fo:color="#000000" style:font-name="Times New Roman" fo:font-size="12pt"/>
    </style:style>
    <style:style style:name="P10" style:family="paragraph" style:parent-style-name="Table_20_Contents">
      <style:text-properties style:font-name="Times New Roman" fo:font-size="12pt"/>
    </style:style>
    <style:style style:name="P11" style:family="paragraph" style:parent-style-name="Standard">
      <style:paragraph-properties fo:margin-top="0.423cm" fo:margin-bottom="0.106cm" fo:text-align="center" style:justify-single-word="false"/>
      <style:text-properties fo:color="#000000" style:font-name="Times" fo:font-size="20pt" style:text-underline-style="solid" style:text-underline-width="auto" style:text-underline-color="font-color" fo:font-weight="bold"/>
    </style:style>
    <style:style style:name="P12" style:family="paragraph" style:parent-style-name="Standard">
      <style:paragraph-properties fo:margin-top="0.423cm" fo:margin-bottom="0.106cm"/>
      <style:text-properties fo:color="#000000" style:font-name="Times" fo:font-size="16pt"/>
    </style:style>
    <style:style style:name="P13" style:family="paragraph" style:parent-style-name="Standard">
      <style:paragraph-properties fo:margin-top="0.423cm" fo:margin-bottom="0.106cm"/>
      <style:text-properties fo:color="#000000" style:font-name="Times" fo:font-size="16pt" fo:font-weight="bold"/>
    </style:style>
    <style:style style:name="P14" style:family="paragraph" style:parent-style-name="Standard">
      <style:paragraph-properties fo:margin-top="0.423cm" fo:margin-bottom="0.106cm"/>
      <style:text-properties fo:color="#000000" style:font-name="Times" fo:font-size="14pt" fo:font-style="italic" fo:font-weight="bold"/>
    </style:style>
    <style:style style:name="P15" style:family="paragraph" style:parent-style-name="Standard">
      <style:paragraph-properties fo:margin-top="0.423cm" fo:margin-bottom="0.106cm"/>
      <style:text-properties fo:color="#000000" style:font-name="Times" fo:font-size="13pt" fo:font-weight="bold"/>
    </style:style>
    <style:style style:name="P16" style:family="paragraph" style:parent-style-name="Standard">
      <style:text-properties fo:color="#000000" style:font-name="Times New Roman" fo:font-size="12pt" fo:font-style="italic"/>
    </style:style>
    <style:style style:name="P17" style:family="paragraph" style:parent-style-name="Standard">
      <style:text-properties fo:color="#000000" style:font-name="Times New Roman" fo:font-size="12pt" style:text-underline-style="solid" style:text-underline-width="auto" style:text-underline-color="font-color" fo:font-weight="bold"/>
    </style:style>
    <style:style style:name="P18"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19" style:family="paragraph" style:parent-style-name="Standard">
      <style:text-properties fo:color="#000000" style:font-name="Times New Roman" fo:font-size="12pt" fo:font-weight="bold" fo:background-color="#ffffff"/>
    </style:style>
    <style:style style:name="P20" style:family="paragraph" style:parent-style-name="Standard">
      <style:text-properties fo:color="#000000" style:font-name="Times New Roman" fo:font-size="12pt" fo:background-color="#ffffff"/>
    </style:style>
    <style:style style:name="P21" style:family="paragraph" style:parent-style-name="Standard">
      <style:text-properties fo:color="#000000" style:font-name="Times New Roman" fo:font-size="16pt" style:text-underline-style="solid" style:text-underline-width="auto" style:text-underline-color="font-color" fo:font-weight="bold"/>
    </style:style>
    <style:style style:name="P22"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23" style:family="paragraph" style:parent-style-name="Standard">
      <style:text-properties fo:color="#000000" style:font-name="Times New Roman" fo:font-size="16pt" fo:background-color="#ffffff"/>
    </style:style>
    <style:style style:name="P24" style:family="paragraph" style:parent-style-name="Standard">
      <style:text-properties fo:color="#000000" style:font-name="Times New Roman" fo:font-size="14pt" fo:background-color="#ffffff"/>
    </style:style>
    <style:style style:name="P25" style:family="paragraph" style:parent-style-name="Standard">
      <style:text-properties fo:color="#000000" style:font-name="Arial" fo:font-size="16pt" fo:font-weight="bold"/>
    </style:style>
    <style:style style:name="P26" style:family="paragraph" style:parent-style-name="Standard">
      <style:text-properties fo:color="#000000" style:font-name="Arial" fo:font-size="16pt" fo:font-weight="bold" fo:background-color="#ffffff"/>
    </style:style>
    <style:style style:name="P27"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28"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29"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30" style:family="paragraph" style:parent-style-name="Standard">
      <style:text-properties fo:color="#1155cc" style:font-name="Times New Roman" fo:font-size="12pt" fo:font-style="italic" style:text-underline-style="solid" style:text-underline-width="auto" style:text-underline-color="font-color"/>
    </style:style>
    <style:style style:name="P3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New Roman" fo:font-size="12pt"/>
    </style:style>
    <style:style style:name="P3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New Roman" fo:font-size="12pt" fo:font-style="italic"/>
    </style:style>
    <style:style style:name="P33" style:family="paragraph" style:parent-style-name="Standard">
      <style:paragraph-properties fo:margin-top="0cm" fo:margin-bottom="0.212cm" fo:text-align="center" style:justify-single-word="false"/>
      <style:text-properties fo:color="#000000" style:font-name="Arial" fo:font-size="16pt" fo:font-weight="bold"/>
    </style:style>
    <style:style style:name="P34" style:family="paragraph" style:parent-style-name="Standard">
      <style:paragraph-properties fo:margin-top="0cm" fo:margin-bottom="0.212cm"/>
      <style:text-properties fo:color="#000000" style:font-name="Times New Roman" fo:font-size="12pt"/>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letter-spacing="normal"/>
    </style:style>
    <style:style style:name="T4" style:family="text">
      <style:text-properties style:text-underline-style="none" fo:font-weight="normal" style:font-size-asian="14pt" style:font-weight-asian="normal" style:font-size-complex="14pt" style:font-weight-complex="normal"/>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1">ArithmetiBox</text:p>
      <text:p text:style-name="P11">Projet semestre 3</text:p>
      <text:p text:style-name="P4"/>
      <text:p text:style-name="P4"/>
      <text:p text:style-name="P3"/>
      <text:p text:style-name="P3"/>
      <text:p text:style-name="P16">Team ArithmetiBox :</text:p>
      <text:list xml:id="list5288702438804316004" text:style-name="L1">
        <text:list-item>
          <text:p text:style-name="P32">RAT Quentin</text:p>
        </text:list-item>
        <text:list-item>
          <text:p text:style-name="P32">WONG Jason</text:p>
        </text:list-item>
        <text:list-item>
          <text:p text:style-name="P32">KAING Jack</text:p>
        </text:list-item>
        <text:list-item>
          <text:p text:style-name="P32">DOS SANTOS Jeremy</text:p>
        </text:list-item>
        <text:list-item>
          <text:p text:style-name="P32">MOUGAMMADOUARIBOU Fahath</text:p>
        </text:list-item>
      </text:list>
      <text:p text:style-name="P1"/>
      <text:p text:style-name="P16">Groupe: A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oft-page-break/>Introduction</text:p>
      <text:p text:style-name="P5"/>
      <text:p text:style-name="P4">* La description du projet</text:p>
      <text:p text:style-name="P4"><text:tab/>-résum2 du projet</text:p>
      <text:p text:style-name="P4"><text:tab/>-contraintes et objectifs</text:p>
      <text:p text:style-name="P4">* Les solutions mise en œuvre</text:p>
      <text:p text:style-name="P4">* Les problèmes rencontrés et leurs résolutions</text:p>
      <text:p text:style-name="P4"><text:tab/>-risques possibles</text:p>
      <text:p text:style-name="P4"><text:tab/>-principaux problèmes rencontrés</text:p>
      <text:p text:style-name="P4">* Gestion de projet</text:p>
      <text:p text:style-name="P4"><text:tab/>- users stories</text:p>
      <text:p text:style-name="P4"><text:tab/>- stories techniques</text:p>
      <text:p text:style-name="P4"><text:tab/>- stories</text:p>
      <text:p text:style-name="P4"><text:tab/>- <text:span text:style-name="T4">estimation du temps et de la difficultés</text:span></text:p>
      <text:p text:style-name="P4"><text:tab/>- liste des Sprints</text:p>
      <text:p text:style-name="P4"><text:tab/>- répartition des taches</text:p>
      <text:p text:style-name="P4">* Synthèse des comptes rendus des rendez vous avec l'enseignant</text:p>
      <text:p text:style-name="P4">* Les algorithmes</text:p>
      <text:p text:style-name="P4">* La conclusion</text:p>
      <text:p text:style-name="P4">* En annexe : un peu de code, copies d’écran, etc</text:p>
      <text:p text:style-name="P4">* Un glossaire</text:p>
      <text:p text:style-name="P6">* Les références bibliographique</text:p>
      <text:p text:style-name="P13"/>
      <text:p text:style-name="P5"/>
      <text:p text:style-name="P5"/>
      <text:p text:style-name="P5"/>
      <text:p text:style-name="P13"/>
      <text:p text:style-name="P13"/>
      <text:p text:style-name="P13"/>
      <text:p text:style-name="P13"/>
      <text:p text:style-name="P13"/>
      <text:p text:style-name="P13"/>
      <text:p text:style-name="P13"/>
      <text:p text:style-name="P13"/>
      <text:p text:style-name="P13"><text:soft-page-break/></text:p>
      <text:p text:style-name="P13"/>
      <text:p text:style-name="P12"><text:span text:style-name="T2">Description du projet</text:span></text:p>
      <text:p text:style-name="P30"/>
      <text:p text:style-name="P17">Résumé du projet:</text:p>
      <text:p text:style-name="P1">Le but du projet est de créer une boite à outils mathématique, sous forme de site web, qui sera par la suite intégrer à Ataraxy, le site du client. Pour le projet nous utiliserons les langages tel que le PHP, HTML, CSS et le langages de compilation mathématique LaTeX. Ce projet sera évaluer par notre enseignant et client Mr Hébert. Il s'agit de réaliser ce projet <text:s/>pendant le S3, pour cela nous serons cinq pour le développer, Quentin Rat sera le chef de projet charger de le rendre.</text:p>
      <text:p text:style-name="P1">La création de divers diagrammes sera demandée. Nous utiliserons essentiellement texMaker comme logiciel.</text:p>
      <text:p text:style-name="P1"/>
      <text:p text:style-name="P1"/>
      <text:p text:style-name="P1">Le projet vas se dérouler en 4 grande parties:</text:p>
      <text:p text:style-name="P1"><text:tab/>-La première partie consiste à:</text:p>
      <text:p text:style-name="P1"><text:tab/><text:tab/>-Mettre en place un espace de partage Gmail/Github pour pouvoir travailler en groupe à distance</text:p>
      <text:p text:style-name="P1"><text:tab/><text:tab/>-Prendre en main les logiciels et langages tel que Github et LateX</text:p>
      <text:p text:style-name="P1"><text:tab/><text:tab/>-Nous allons concevoir des diagrammes pour modéliser le projet</text:p>
      <text:p text:style-name="P1"><text:tab/><text:tab/>-Il faudra planifier les tâches avec GanttProject</text:p>
      <text:p text:style-name="P7">-La deuxième partie consiste à:</text:p>
      <text:p text:style-name="P8">-Schématiser sur papier un aperçu graphique de la page web</text:p>
      <text:p text:style-name="P8">-Créer un logo de la page (en .svg)</text:p>
      <text:p text:style-name="P8">-Commencer à développer en HTML et CSS le squelette de la page web</text:p>
      <text:p text:style-name="P1"><text:tab/>-La troisième partie consiste à:</text:p>
      <text:p text:style-name="P1"><text:tab/><text:tab/>-Commencer à coder les différentes fonctionnalités en PHP (ex: PGCD...)</text:p>
      <text:p text:style-name="P1"><text:tab/><text:tab/>-Intégrer les fonctionnalités au menu</text:p>
      <text:p text:style-name="P1"><text:tab/><text:tab/>-Générer le code Latex pour un meilleur affichage/rendu</text:p>
      <text:p text:style-name="P1"><text:tab/><text:tab/>(c'est trois sous parties se feront petit à petit en fonction de l'avancement du cours de cryptanalyse)</text:p>
      <text:p text:style-name="P1"><text:tab/>-La quatrième partie consiste à:</text:p>
      <text:p text:style-name="P1"><text:tab/><text:tab/>-Corriger les erreurs</text:p>
      <text:p text:style-name="P1"><text:tab/><text:tab/>-Tester toute les fonctionnalités</text:p>
      <text:p text:style-name="P1"/>
      <text:p text:style-name="P17">Contraintes:</text:p>
      <text:p text:style-name="P1"><text:span text:style-name="T2">Temps:</text:span> Notre principal contrainte sur ce projet sera le temps, il faudra impérativement respecter le délai.</text:p>
      <text:p text:style-name="P1"/>
      <text:p text:style-name="P17">Objectifs (classement coût, délai, qualité):</text:p>
      <text:p text:style-name="P1"><text:span text:style-name="T2">1ère:</text:span> il faut respecter le délai et il faudra procéder à une présentation final, il y aussi des revues toute les semaines pour voir l'avancement du projet.</text:p>
      <text:p text:style-name="P1"><text:span text:style-name="T2">2ème:</text:span> il faut que la page web soit bien codé c’est-à-dire pas de bug ou de dysfonctionnement</text:p>
      <text:p text:style-name="P1"><text:span text:style-name="T2">3ème:</text:span> Le coût de la page web est nulle</text:p>
      <text:p text:style-name="P1"/>
      <text:p text:style-name="P26">Les solutions mise en œuvre</text:p>
      <text:p text:style-name="P26"/>
      <text:p text:style-name="P1">La page web est un site développé dans les languages HTML, CSS, PHP et LaTeX, c'est une une <text:soft-page-break/>boite à outils mathématique qui sera par la suite intégrer à Ataraxy, les différent outils développés seront des algorithmes d’arithmétique vus en cours de S3 (ex: PGCD, codage César...). La page web sera constitué d'un menu à gauche où il y aura plusieurs onglets répertoriés, chaque onglet correspondra à un algorithme vu en cours. La page devra aussi générer du code Latex afin de représenter les détails des résultats obtenus par les fonctionnalités.</text:p>
      <text:p text:style-name="P1"/>
      <text:p text:style-name="P1">Les parties prenantes du projet son les cinq développeurs et le professeur, aussi client, qui sera là pour noter notre travail et vérifier l’avancement du projet.</text:p>
      <text:p text:style-name="P1"/>
      <text:p text:style-name="P1"/>
      <text:p text:style-name="P25">Les Risques et Problèmes rencontrés</text:p>
      <text:p text:style-name="P1"/>
      <text:p text:style-name="P1">Les risques du projet sont :</text:p>
      <text:p text:style-name="P1">- Tombe malade</text:p>
      <text:p text:style-name="P1">- Surcharge de travail</text:p>
      <text:p text:style-name="P1">- Perte de données (ex : perte du code)</text:p>
      <text:p text:style-name="P1">- Mauvaise planification du temps de travail</text:p>
      <text:p text:style-name="P1">- Bug pendant une présentation</text:p>
      <text:p text:style-name="P1">- Trop s'éloigner du sujet donné</text:p>
      <text:p text:style-name="P1">- Être trop ambitieux</text:p>
      <text:p text:style-name="P1"/>
      <text:p text:style-name="P1">Les 2 risques ayant la plus grande probabilité de se réaliser sont:</text:p>
      <text:p text:style-name="P1">- Surcharge de travail</text:p>
      <text:p text:style-name="P1">- Mauvaise planification du temps de travail</text:p>
      <text:p text:style-name="P1"/>
      <text:p text:style-name="P1">Pour être sûr que ces situations n'arrivent pas, nous allons prendre soin de bien rédiger les tâches à accomplir et bien organiser son temps pour ne pas être surmener.</text:p>
      <text:p text:style-name="P1">Si un des risques cité venait à se produire il faudrait tout de suite le corriger pour ne pas mettre en</text:p>
      <text:p text:style-name="P1">péril l'avancement du projet.</text:p>
      <text:p text:style-name="P1"/>
      <text:p text:style-name="P1">Le principal problème rencontré lors du projet, qui n'était pas cité, était un problème avec la bibliothèque GMP pour le PHP qui gère les grandes valeurs, nous utilisons principalement tous MAMP sur mac et la bibliothèque n'était pas disponible et nous avons rencontré des difficultés pour l’utiliser nous avons finalement installé WAMP sur un pc avec windows qui lui bénéficie de la bibliothèque GMP déjà installée.</text:p>
      <text:p text:style-name="P13">Diagramme de cas d’utilisation</text:p>
      <text:p text:style-name="P13">Documentation des cas d’utilisation</text:p>
      <text:p text:style-name="P14">Diagramme cas d’utilisation</text:p>
      <text:p text:style-name="P1"/>
      <text:p text:style-name="P15">Description</text:p>
      <text:p text:style-name="P1">Notre diagramme de cas d’utilisation est constitué d’un seul acteur, qui est l'utilisateur du site, il choisit un calcul qu'il voudrait faire pour cela il clique sur l'onglet voulue et rentre les donner demander</text:p>
      <text:p text:style-name="P1"/>
      <text:p text:style-name="P15"/>
      <text:p text:style-name="P15"><text:soft-page-break/>Acteurs impliqués</text:p>
      <text:list xml:id="list743840467" text:style-name="L1">
        <text:list-item>
          <text:p text:style-name="P31">Utilisateur (acteur primaire)</text:p>
        </text:list-item>
      </text:list>
      <text:p text:style-name="P1"/>
      <text:p text:style-name="P15">Déroulement du cas d'utilisation</text:p>
      <text:list xml:id="list754374437" text:style-name="L1">
        <text:list-item>
          <text:p text:style-name="P31">Choisir une catégorie dans le menu</text:p>
        </text:list-item>
        <text:list-item>
          <text:p text:style-name="P31">Taper les informations demandées (valeur,données…)</text:p>
        </text:list-item>
        <text:list-item>
          <text:p text:style-name="P31">Télécharger le code LaTeX</text:p>
        </text:list-item>
      </text:list>
      <text:p text:style-name="P9"/>
      <text:p text:style-name="P9"/>
      <text:p text:style-name="P21">USER STORIES:</text:p>
      <text:p text:style-name="P2">1. En tant qu'utilisateur je veux pouvoir calculer le pgcd afin de connaître le plus grand diviseur commun.</text:p>
      <text:p text:style-name="P2"/>
      <text:p text:style-name="P2">2. En tant qu'utilisateur je veux pouvoir calculer le plus grand commun diviseur (pgcd) en appliquant l'algorithme d’Euclide étendue afin de connaître le pgcd entre deux nombres et d'avoir le détail du calcul sous forme d'un tableau (a, b, r, q).</text:p>
      <text:p text:style-name="P2"><text:line-break/>3. En tant qu'utilisateur je veux pouvoir<text:span text:style-name="T3"> calculer non seulement leur </text:span><text:a xlink:type="simple" xlink:href="https://fr.wikipedia.org/wiki/Plus_grand_commun_diviseur" text:style-name="Internet_20_link" text:visited-style-name="Visited_20_Internet_20_Link"><text:span text:style-name="T3">plus grand commun diviseur</text:span></text:a><text:span text:style-name="T3"> (PGCD), mais aussi un de leurs couples de coefficients de Bézout afin de connaître le pgcd et d'avoir le détail du calcul sous forme d'un tableau (a, b, r, q, u, v).</text:span></text:p>
      <text:p text:style-name="P2"/>
      <text:p text:style-name="P2">4. En tant qu'utilisateur je veux pouvoir calculer l'inverse modulaire d'un nombre afin de savoir si l'inverse de ce nombre modulo n, existe ou non.</text:p>
      <text:p text:style-name="P2"/>
      <text:p text:style-name="P2">5. En tant qu'utilisateur je veux pouvoir calculer les puissances modulaires plus communément appelées exponentiation modulaire rapide afin de connaître les puissances entières d'un nombre.</text:p>
      <text:p text:style-name="P2"/>
      <text:p text:style-name="P2"/>
      <text:p text:style-name="P2">6. En tant qu'utilisateur je veux pouvoir calculer les diviseurs d'un nombre grâce à l'algorithme de factorisation afin de connaître tout les diviseurs de ce nombre et ensuite d'avoir sa décomposition en produit de nombres premiers.</text:p>
      <text:p text:style-name="P2"/>
      <text:p text:style-name="P2">7. En tant qu'utilisateur je veux pouvoir calculer l'inverse d'une matrice modulaire afin de connaître l'inverse d'une matrice cette fonction sera aussi utile pour décrypter un code crypté avec le chiffrement de Hill.</text:p>
      <text:p text:style-name="P2"/>
      <text:p text:style-name="P2">8. En tant qu'utilisateur je veux pouvoir afficher la liste des nombres premiers jusqu'à n afin de savoir si un nombre est premier ou non.</text:p>
      <text:p text:style-name="P2"/>
      <text:p text:style-name="P2">9. En tant qu'utilisateur je veux pouvoir calculer la valuation p-adique afin de connaître de connaître la valuation p-adique de ce nombre.</text:p>
      <text:p text:style-name="P2"/>
      <text:p text:style-name="P2">10. En tant qu'utilisateur je veux pouvoir calculer la congruence afin de résoudre par exemple des équation diophantiennes.</text:p>
      <text:p text:style-name="P2"/>
      <text:p text:style-name="P2">11. En tant qu'utilisateur je veux pouvoir crypter et décrypter un message chiffré avec un chiffrement de Hill afin pour pourvoir lire clairement ce message ou pour le cacher.</text:p>
      <text:p text:style-name="P2"/>
      <text:p text:style-name="P2">12. En tant qu'utilisateur je veux que le résultat de mes calculs soient affichés avec du LateX afin d'avoir un affichage plus esthétique.</text:p>
      <text:p text:style-name="P2"><text:soft-page-break/></text:p>
      <text:p text:style-name="P2">13. En tant qu'utilisateur je veux pouvoir saisir des nombres très grand afin de de pouvoir faire différents calculs (pgcd, congruence...) avec ces grand nombres.</text:p>
      <text:p text:style-name="P2"/>
      <text:p text:style-name="P2">14. En tant qu'utilisateur je veux pouvoir faire une attaque par force brut ou par dictionnaire afin de décrypter les messages.</text:p>
      <text:p text:style-name="P2"/>
      <text:p text:style-name="P2">15. En tant qu'utilisateur je veux pouvoir naviguer sur la page web simplement afin de ne pas perdre de temps.</text:p>
      <text:p text:style-name="P2"/>
      <text:p text:style-name="P2">16. En tant qu'utilisateur je veux pouvoir crypter et décrypter un message chiffré en césar afin de pourvoir lire clairement ce message ou le crypter.</text:p>
      <text:p text:style-name="P2"/>
      <text:p text:style-name="P2"/>
      <text:p text:style-name="P2">17. En tant qu'utilisateur je veux pouvoir crypter et décrypter un message avec la méthode affine afin de pourvoir lire clairement ce message ou le crypter.</text:p>
      <text:p text:style-name="P2"/>
      <text:p text:style-name="P2">21. En tant qu'utilisateur je veux pouvoir crypter et décrypter un message avec la méthode RSA afin de pouvoir lire clairement ce message ou le crypter.</text:p>
      <text:p text:style-name="P2"/>
      <text:p text:style-name="P2">22. En tant qu'utilisateur je veux pouvoir crypter et décrypter un message avec la méthode de substitution afin de pouvoir lire clairement ce message ou le crypter.</text:p>
      <text:p text:style-name="P2"/>
      <text:p text:style-name="P2">23. En tant qu'utilisateur je veux que quand mes saisies de données soient vérifier et retourne un message d'erreur en cas de données incorrectes afin de pouvoir limiter les erreurs de calculs ou de saisie de l'utilisateur.</text:p>
      <text:p text:style-name="P2"/>
      <text:p text:style-name="P2">24. En tant qu'utilisateur je veux pouvoir joindre un fichier avec un texte à crypter ou décrypter contenu dans ce fichier afin de ne pas avoir a copier coller <text:s/>le message dans la zone requise.</text:p>
      <text:p text:style-name="P2"/>
      <text:p text:style-name="P22">Stories techniques</text:p>
      <text:p text:style-name="P2"/>
      <text:p text:style-name="P2">18.</text:p>
      <text:p text:style-name="P2">En tant que développeur, je dois installer le logiciel Wamp/Mamp afin de pouvoir éxécuter du code php.</text:p>
      <text:p text:style-name="P2"/>
      <text:p text:style-name="P2">19.</text:p>
      <text:p text:style-name="P2">En tant que développeur, je dois disposer d'un gitHub afin de pouvoir partager mon code avec le reste de l'équipe.</text:p>
      <text:p text:style-name="P2"/>
      <text:p text:style-name="P2">20.</text:p>
      <text:p text:style-name="P2">En tant que développeur, je veux pouvoir disposer d'un groupe de messagerie afin de pouvoir discuter avec le reste de l'équipe projet sur par exemple un problème rencontré.</text:p>
      <text:p text:style-name="P2"/>
      <text:p text:style-name="P22">Stories</text:p>
      <text:p text:style-name="P2">1. créer une fonction PGCD</text:p>
      <text:p text:style-name="P2">2. créer une fonction Euclide</text:p>
      <text:p text:style-name="P2">3. créer une fonction Euclide étendu</text:p>
      <text:p text:style-name="P2">4. créer une fonction Inverse modulaire</text:p>
      <text:p text:style-name="P2">5. créer une fonction Exponentiation modulaire rapide</text:p>
      <text:p text:style-name="P2">6. créer une fonction de Décomposition de nombre</text:p>
      <text:p text:style-name="P2"><text:soft-page-break/>7. créer une fonction Inverse d'une matrice modulaire</text:p>
      <text:p text:style-name="P2">8. créer une fonction Test de primalité</text:p>
      <text:p text:style-name="P2">9. créer une fonction Valuation p-adique</text:p>
      <text:p text:style-name="P2">10. créer une fonction Congruence</text:p>
      <text:p text:style-name="P2">11. créer une fonction Chiffrement Hill</text:p>
      <text:p text:style-name="P2">12. afficher le résultat de toutes les fonctions en LateX</text:p>
      <text:p text:style-name="P2">13. inclure la bibliothèque GMP au fonction pour pouvoir manipuler des grand nombres</text:p>
      <text:p text:style-name="P2">14. faire des attaques par force brute ou par dictionnaire</text:p>
      <text:p text:style-name="P2">15. faire une page web ergonomique et simple avec un menu</text:p>
      <text:p text:style-name="P2">16. créer une fonction chiffrement César</text:p>
      <text:p text:style-name="P2">17.créer une fonction chiffrement Affine<text:line-break/>18.Installer logiciel requis pour le projet<text:line-break/>19.Installer git et apprendre à maitriser git/gitHub<text:line-break/>20.Créer un espace de messagerie pour pouvoir échanger</text:p>
      <text:p text:style-name="P2">21.créer une fonction pour RSA</text:p>
      <text:p text:style-name="P2">22.créer une fonction pour Substitution</text:p>
      <text:p text:style-name="P2">23.faire Hill en dimension n</text:p>
      <text:p text:style-name="P2">24.filtrer les saisies et afficher un message d'erreur lorsque la saisie n'est pas correcte</text:p>
      <text:p text:style-name="P2">25.inclure la possibilité de joindre un fichier texte et le décrypter au lieu de le copier/coller ou l'écrire dans l'espace prév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3"><text:span text:style-name="T1">Estimation du temps et de la difficultés</text:span></text:p>
      <text:p text:style-name="P23"><text:span text:style-name="T1"/></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0">N° des stories</text:p>
          </table:table-cell>
          <table:table-cell table:style-name="Tableau1.A1" office:value-type="string">
            <text:p text:style-name="P10">Facile</text:p>
          </table:table-cell>
          <table:table-cell table:style-name="Tableau1.A1" office:value-type="string">
            <text:p text:style-name="P10">Moyen</text:p>
          </table:table-cell>
          <table:table-cell table:style-name="Tableau1.D1" office:value-type="string">
            <text:p text:style-name="P10">Compliquer</text:p>
          </table:table-cell>
        </table:table-row>
        <table:table-row>
          <table:table-cell table:style-name="Tableau1.A2" office:value-type="float" office:value="18">
            <text:p text:style-name="P10">18</text:p>
          </table:table-cell>
          <table:table-cell table:style-name="Tableau1.A2" office:value-type="float" office:value="2">
            <text:p text:style-name="P10">2</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19">
            <text:p text:style-name="P10">19</text:p>
          </table:table-cell>
          <table:table-cell table:style-name="Tableau1.A2" office:value-type="float" office:value="5">
            <text:p text:style-name="P10">5</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20">
            <text:p text:style-name="P10">20</text:p>
          </table:table-cell>
          <table:table-cell table:style-name="Tableau1.A2" office:value-type="float" office:value="1">
            <text:p text:style-name="P10">1</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15">
            <text:p text:style-name="P10">15</text:p>
          </table:table-cell>
          <table:table-cell table:style-name="Tableau1.C2" office:value-type="string">
            <text:p text:style-name="P10"/>
          </table:table-cell>
          <table:table-cell table:style-name="Tableau1.A2" office:value-type="float" office:value="23">
            <text:p text:style-name="P10">23</text:p>
          </table:table-cell>
          <table:table-cell table:style-name="Tableau1.D2" office:value-type="string">
            <text:p text:style-name="P10"/>
          </table:table-cell>
        </table:table-row>
        <table:table-row>
          <table:table-cell table:style-name="Tableau1.A2" office:value-type="float" office:value="1">
            <text:p text:style-name="P10">1</text:p>
          </table:table-cell>
          <table:table-cell table:style-name="Tableau1.A2" office:value-type="float" office:value="3">
            <text:p text:style-name="P10">3</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2">
            <text:p text:style-name="P10">2</text:p>
          </table:table-cell>
          <table:table-cell table:style-name="Tableau1.A2" office:value-type="float" office:value="4">
            <text:p text:style-name="P10">4</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3">
            <text:p text:style-name="P10">3</text:p>
          </table:table-cell>
          <table:table-cell table:style-name="Tableau1.C2" office:value-type="string">
            <text:p text:style-name="P10"/>
          </table:table-cell>
          <table:table-cell table:style-name="Tableau1.A2" office:value-type="float" office:value="5">
            <text:p text:style-name="P10">5</text:p>
          </table:table-cell>
          <table:table-cell table:style-name="Tableau1.D2" office:value-type="string">
            <text:p text:style-name="P10"/>
          </table:table-cell>
        </table:table-row>
        <table:table-row>
          <table:table-cell table:style-name="Tableau1.A2" office:value-type="float" office:value="4">
            <text:p text:style-name="P10">4</text:p>
          </table:table-cell>
          <table:table-cell table:style-name="Tableau1.C2" office:value-type="string">
            <text:p text:style-name="P10"/>
          </table:table-cell>
          <table:table-cell table:style-name="Tableau1.A2" office:value-type="float" office:value="4">
            <text:p text:style-name="P10">4</text:p>
          </table:table-cell>
          <table:table-cell table:style-name="Tableau1.D2" office:value-type="string">
            <text:p text:style-name="P10"/>
          </table:table-cell>
        </table:table-row>
        <table:table-row>
          <table:table-cell table:style-name="Tableau1.A2" office:value-type="float" office:value="5">
            <text:p text:style-name="P10">5</text:p>
          </table:table-cell>
          <table:table-cell table:style-name="Tableau1.C2" office:value-type="string">
            <text:p text:style-name="P10"/>
          </table:table-cell>
          <table:table-cell table:style-name="Tableau1.A2" office:value-type="float" office:value="3">
            <text:p text:style-name="P10">3</text:p>
          </table:table-cell>
          <table:table-cell table:style-name="Tableau1.D2" office:value-type="string">
            <text:p text:style-name="P10"/>
          </table:table-cell>
        </table:table-row>
        <table:table-row>
          <table:table-cell table:style-name="Tableau1.A2" office:value-type="float" office:value="6">
            <text:p text:style-name="P10">6</text:p>
          </table:table-cell>
          <table:table-cell table:style-name="Tableau1.A2" office:value-type="float" office:value="3">
            <text:p text:style-name="P10">3</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7">
            <text:p text:style-name="P10">7</text:p>
          </table:table-cell>
          <table:table-cell table:style-name="Tableau1.C2" office:value-type="string">
            <text:p text:style-name="P10"/>
          </table:table-cell>
          <table:table-cell table:style-name="Tableau1.A2" office:value-type="float" office:value="6">
            <text:p text:style-name="P10">6</text:p>
          </table:table-cell>
          <table:table-cell table:style-name="Tableau1.D2" office:value-type="string">
            <text:p text:style-name="P10"/>
          </table:table-cell>
        </table:table-row>
        <table:table-row>
          <table:table-cell table:style-name="Tableau1.A2" office:value-type="float" office:value="8">
            <text:p text:style-name="P10">8</text:p>
          </table:table-cell>
          <table:table-cell table:style-name="Tableau1.A2">
            <text:p text:style-name="P10"/>
          </table:table-cell>
          <table:table-cell table:style-name="Tableau1.A2" office:value-type="float" office:value="4">
            <text:p text:style-name="P10">4</text:p>
          </table:table-cell>
          <table:table-cell table:style-name="Tableau1.D2" office:value-type="string">
            <text:p text:style-name="P10"/>
          </table:table-cell>
        </table:table-row>
        <table:table-row>
          <table:table-cell table:style-name="Tableau1.A2" office:value-type="float" office:value="9">
            <text:p text:style-name="P10">9</text:p>
          </table:table-cell>
          <table:table-cell table:style-name="Tableau1.A2" office:value-type="float" office:value="3">
            <text:p text:style-name="P10">3</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10">
            <text:p text:style-name="P10">10</text:p>
          </table:table-cell>
          <table:table-cell table:style-name="Tableau1.A2" office:value-type="float" office:value="3">
            <text:p text:style-name="P10">3</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11">
            <text:p text:style-name="P10">11</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17">
            <text:p text:style-name="P10">17</text:p>
          </table:table-cell>
        </table:table-row>
        <table:table-row>
          <table:table-cell table:style-name="Tableau1.A2" office:value-type="float" office:value="16">
            <text:p text:style-name="P10">16</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15">
            <text:p text:style-name="P10">15</text:p>
          </table:table-cell>
        </table:table-row>
        <table:table-row>
          <table:table-cell table:style-name="Tableau1.A2" office:value-type="float" office:value="17">
            <text:p text:style-name="P10">17</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19">
            <text:p text:style-name="P10">19</text:p>
          </table:table-cell>
        </table:table-row>
        <table:table-row>
          <table:table-cell table:style-name="Tableau1.A2" office:value-type="float" office:value="12">
            <text:p text:style-name="P10">12</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20">
            <text:p text:style-name="P10">20</text:p>
          </table:table-cell>
        </table:table-row>
        <table:table-row>
          <table:table-cell table:style-name="Tableau1.A2" office:value-type="float" office:value="13">
            <text:p text:style-name="P10">13</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26">
            <text:p text:style-name="P10">26</text:p>
          </table:table-cell>
        </table:table-row>
        <table:table-row>
          <table:table-cell table:style-name="Tableau1.A2" office:value-type="float" office:value="14">
            <text:p text:style-name="P10">14</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10">
            <text:p text:style-name="P10">10</text:p>
          </table:table-cell>
        </table:table-row>
        <table:table-row>
          <table:table-cell table:style-name="Tableau1.A2" office:value-type="float" office:value="21">
            <text:p text:style-name="P10">21</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16">
            <text:p text:style-name="P10">16</text:p>
          </table:table-cell>
        </table:table-row>
        <table:table-row>
          <table:table-cell table:style-name="Tableau1.A2" office:value-type="float" office:value="22">
            <text:p text:style-name="P10">22</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18">
            <text:p text:style-name="P10">18</text:p>
          </table:table-cell>
        </table:table-row>
        <table:table-row>
          <table:table-cell table:style-name="Tableau1.A2" office:value-type="float" office:value="23">
            <text:p text:style-name="P10">23</text:p>
          </table:table-cell>
          <table:table-cell table:style-name="Tableau1.C2" office:value-type="string">
            <text:p text:style-name="P10"/>
          </table:table-cell>
          <table:table-cell table:style-name="Tableau1.C2" office:value-type="string">
            <text:p text:style-name="P10"/>
          </table:table-cell>
          <table:table-cell table:style-name="Tableau1.D16" office:value-type="float" office:value="8">
            <text:p text:style-name="P10">8</text:p>
          </table:table-cell>
        </table:table-row>
        <table:table-row>
          <table:table-cell table:style-name="Tableau1.A2" office:value-type="float" office:value="24">
            <text:p text:style-name="P10">24</text:p>
          </table:table-cell>
          <table:table-cell table:style-name="Tableau1.A2" office:value-type="float" office:value="4">
            <text:p text:style-name="P10">4</text:p>
          </table:table-cell>
          <table:table-cell table:style-name="Tableau1.C2" office:value-type="string">
            <text:p text:style-name="P10"/>
          </table:table-cell>
          <table:table-cell table:style-name="Tableau1.D2" office:value-type="string">
            <text:p text:style-name="P10"/>
          </table:table-cell>
        </table:table-row>
        <table:table-row>
          <table:table-cell table:style-name="Tableau1.A2" office:value-type="float" office:value="25">
            <text:p text:style-name="P10">25</text:p>
          </table:table-cell>
          <table:table-cell table:style-name="Tableau1.A2" office:value-type="float" office:value="3">
            <text:p text:style-name="P10">3</text:p>
          </table:table-cell>
          <table:table-cell table:style-name="Tableau1.C2" office:value-type="string">
            <text:p text:style-name="P10"/>
          </table:table-cell>
          <table:table-cell table:style-name="Tableau1.D2" office:value-type="string">
            <text:p text:style-name="P10"/>
          </table:table-cell>
        </table:table-row>
      </table:table>
      <text:p text:style-name="P2"/>
      <text:p text:style-name="P2"/>
      <text:p text:style-name="P2">Total= 225 points</text:p>
      <text:p text:style-name="P2"/>
      <text:p text:style-name="P2">Nous avons une équipe de 5 développeurs </text:p>
      <text:p text:style-name="P2"/>
      <text:p text:style-name="P2">1 développeur peut faire 17 points 5*17=85 points par mois</text:p>
      <text:p text:style-name="P2"/>
      <text:p text:style-name="P2">225/85= 2,64 mois</text:p>
      <text:p text:style-name="P22"/>
      <text:p text:style-name="P22"/>
      <text:p text:style-name="P23"><text:soft-page-break/><text:span text:style-name="T1">Liste des Sprints</text:span></text:p>
      <text:p text:style-name="P2"/>
      <text:p text:style-name="P2">Sprint 1 - Date Estimer: 3 octobre <text:s text:c="2"/>- Cout : 31 </text:p>
      <text:p text:style-name="P2">-Cas 18 : Installer logiciel requis pour le projet<text:line-break/>-Cas 19 : Installer git et apprendre à maitriser git/gitHub<text:line-break/>-Cas 20 : Créer un espace de messagerie pour pouvoir échanger</text:p>
      <text:p text:style-name="P2">-Cas 15 : faire une page web ergonomique et simple avec un menu</text:p>
      <text:p text:style-name="P2"><text:tab/>-Schématiser sur papier un aperçu de la page web</text:p>
      <text:p text:style-name="P2"><text:tab/>-Créer un logo</text:p>
      <text:p text:style-name="P2"><text:tab/>-Créer le squelette de la page</text:p>
      <text:p text:style-name="P2"/>
      <text:p text:style-name="P2">Nous avons présenter cette partie le 12 octobre, nous étions donc dans les temps</text:p>
      <text:p text:style-name="P2"><text:tab/><text:tab/><text:tab/> <text:tab/><text:tab/> </text:p>
      <text:p text:style-name="P2">Sprint 2 - Date Estimer: 2 novembre - Cout: 109</text:p>
      <text:p text:style-name="P2">-Cas 1 : créer une fonction PGCD</text:p>
      <text:p text:style-name="P2">-Cas 2 : créer une fonction Euclide</text:p>
      <text:p text:style-name="P2">-Cas 3 : créer une fonction Euclide étendu</text:p>
      <text:p text:style-name="P2">-Cas 4 : créer une fonction Inverse modulaire</text:p>
      <text:p text:style-name="P2">-Cas 5 : créer une fonction Exponentiation modulaire rapide</text:p>
      <text:p text:style-name="P2">-Cas 6 : créer une fonction de Décomposition de nombre</text:p>
      <text:p text:style-name="P2">-Cas 7 : créer une fonction Inverse d'une matrice modulaire</text:p>
      <text:p text:style-name="P2">-Cas 8 : créer une fonction Test de primalité</text:p>
      <text:p text:style-name="P2">-Cas 9 : créer une fonction Valuation p-adique</text:p>
      <text:p text:style-name="P2">-Cas 10 : créer une fonction Congruence</text:p>
      <text:p text:style-name="P2">-Cas 11 : créer une fonction Chiffrement Hill</text:p>
      <text:p text:style-name="P2">-Cas 16 : créer une fonction chiffrement Cesar</text:p>
      <text:p text:style-name="P2">-Cas 17 : créer une fonction chiffrement Affine</text:p>
      <text:p text:style-name="P2">-Cas 12 : afficher le résultat de toute les fonction en LateX</text:p>
      <text:p text:style-name="P2"/>
      <text:p text:style-name="P2">Nous avons rendue une version beta du projet le 2 novembre pour ce sprint nous avons du augmenter un peu le rythme de travail pour être dans les temps</text:p>
      <text:p text:style-name="P2"/>
      <text:p text:style-name="P2">Sprint 3 - Date Estimer: 3 janvier - Cout : 85 </text:p>
      <text:p text:style-name="P2">-Cas 13 : inclure la bibliothèque GMP au fonction pour pouvoir manipuler des grand nombres</text:p>
      <text:p text:style-name="P2">-Cas 14 : faire des attaques par force brute ou par dictionnaire</text:p>
      <text:p text:style-name="P2">-Cas 21 : créer une fonction RSA</text:p>
      <text:p text:style-name="P2">-Cas 22 : créer une fonction Substitution</text:p>
      <text:p text:style-name="P2">-Cas 23 : Faire Hill avec dimension 3</text:p>
      <text:p text:style-name="P2">-Cas 24 : Filtrer les saisies des utilisateurs</text:p>
      <text:p text:style-name="P2">-Cas 25 : inclure la possibilité de joindre des fichiers contenant le message à crypter ou décrypter</text:p>
      <text:p text:style-name="P2"/>
      <text:p text:style-name="P2">Rendue et présentation final du projet le mardi 13 janvier</text:p>
      <text:p text:style-name="P2"/>
      <text:p text:style-name="P2"/>
      <text:p text:style-name="P22">Répartition des taches :</text:p>
      <text:p text:style-name="P22"/>
      <text:p text:style-name="P2">-Fonction PGCD =&gt;Jeremy</text:p>
      <text:p text:style-name="P2">-Fonction Euclide =&gt;Jeremy</text:p>
      <text:p text:style-name="P2">-Fonction Euclide étendu =&gt;Quentin</text:p>
      <text:p text:style-name="P2">-Fonction Inverse modulaire =&gt;Jack</text:p>
      <text:p text:style-name="P2">-Fonction Exponentiation modulaire rapide =&gt;Jack</text:p>
      <text:p text:style-name="P2"><text:soft-page-break/>-Fonction Décomposition d’un nombre =&gt; Jason</text:p>
      <text:p text:style-name="P2">-Fonction Inverse d'une matrice modulaire =&gt; Quentin</text:p>
      <text:p text:style-name="P2">-Fonction Test de primalité =&gt; Jeremy</text:p>
      <text:p text:style-name="P2">-Fonction Valuation p-adique =&gt; Quentin</text:p>
      <text:p text:style-name="P2">-Fonction Congruence =&gt; Jack</text:p>
      <text:p text:style-name="P2">-Fonction Chiffrement Hill =&gt;Fahath</text:p>
      <text:p text:style-name="P2">-Fonction chiffrement Cesar =&gt; Jason</text:p>
      <text:p text:style-name="P2">-Fonction chiffrement Affine =&gt; Quentin</text:p>
      <text:p text:style-name="P2">-Fonction RSA =&gt;Jeremy</text:p>
      <text:p text:style-name="P2">-Fonction Substitution =&gt;Jack</text:p>
      <text:p text:style-name="P2"/>
      <text:p text:style-name="P26"/>
      <text:p text:style-name="P26">Synthèse des comptes rendus des rendez-vous avec l'enseignant</text:p>
      <text:p text:style-name="P26"/>
      <text:p text:style-name="P27">Les rendez-vous au début étais programmé chaque semaine une fois le projet bien lancer le professeur nous a donné rendez-vous toute les 2 semaines, à chaque rendez-vous un compte rendue étais écrit pour voir les point qui étais à changer au niveau du projet, le compte rendue étais alors après mis en ligne sur GitHub pour que tout les membres du groupe puisse le consulter et voir les modifications à faire pour la prochaine séance.</text:p>
      <text:p text:style-name="P26"/>
      <text:p text:style-name="P28">Premier rendez-vous le 22 janvier</text:p>
      <text:p text:style-name="P29">-Explication du projet</text:p>
      <text:p text:style-name="P26"/>
      <text:p text:style-name="P18">Compte rendue 29 septembre</text:p>
      <text:p text:style-name="P18"/>
      <text:p text:style-name="P2">-Présentation d'un début de page web et de quelque fonctionnalité</text:p>
      <text:p text:style-name="P2"/>
      <text:p text:style-name="P2">A FAIRE POUR LE PROCHAIN RENDEZ-VOUS:</text:p>
      <text:p text:style-name="P2">-Donner un vrai nom aux variables</text:p>
      <text:p text:style-name="P2">-Présenter la gestion de projet (diagramme, CDCF…)</text:p>
      <text:p text:style-name="P2">-Apprendre LateX</text:p>
      <text:p text:style-name="P2"/>
      <text:p text:style-name="P2">A NOTER:</text:p>
      <text:p text:style-name="P2">-Le bouton latex sera supprimé</text:p>
      <text:p text:style-name="P2"/>
      <text:p text:style-name="P2"/>
      <text:p text:style-name="P18">Compte rendue 6 octobre</text:p>
      <text:p text:style-name="P18"/>
      <text:p text:style-name="P2">A FAIRE POUR LE PROCHAIN RENDEZ-VOUS:</text:p>
      <text:p text:style-name="P2">-Faire l’algorithme d’Euclide étendue</text:p>
      <text:p text:style-name="P2">-Faire Euclide</text:p>
      <text:p text:style-name="P2">-Faire inverse modulaire (trouver a-1)</text:p>
      <text:p text:style-name="P2">-Faire matrice modulaire, pour la saisie de la matrice c'est un champ texte( 1 nombre, 1 espace...)</text:p>
      <text:p text:style-name="P2">-Faire un algorithme de décomposition (on rentre un entier n, on retourne l'ensemble des diviseurs de l’entier)</text:p>
      <text:p text:style-name="P2">-Faire exponentiation modulaire rapide</text:p>
      <text:p text:style-name="P2">-Faire l’inverse d’une matrice modulaire</text:p>
      <text:p text:style-name="P2">changement de base...</text:p>
      <text:p text:style-name="P2">-Faire test de primalité</text:p>
      <text:p text:style-name="P2"><text:soft-page-break/>-Faire un onglet « à propos » où l’on présente les acteurs du projet et le but de ce projet ?</text:p>
      <text:p text:style-name="P2">-Ajouter MaitreAtaraxy sur gitHub</text:p>
      <text:p text:style-name="P19"/>
      <text:p text:style-name="P19"/>
      <text:p text:style-name="P18">Compte rendue 12 octobre</text:p>
      <text:p text:style-name="P18"/>
      <text:p text:style-name="P2">A FAIRE POUR LE PROCHAIN RENDEZ-VOUS:</text:p>
      <text:p text:style-name="P2">-Faire Hill et inverse modulaire et changer la saisie des matrices avec un textarea (sur plusieurs lignes)</text:p>
      <text:p text:style-name="P2">-Faire l’algorithme de décomposition (ex: 12 = 2*2*3)</text:p>
      <text:p text:style-name="P2">-Déterminer la valuation p-adique</text:p>
      <text:p text:style-name="P2">-Faire l’algorithme d'exponentiation modulaire rapide</text:p>
      <text:p text:style-name="P2">-Décryptage/Cryptage césar force brut et par dictionnaire et pareil pour affine</text:p>
      <text:p text:style-name="P2">-en php, utiliser la librairie GMP qui permet l’utilisation de grand nombres dans toutes les fonctionnalités</text:p>
      <text:p text:style-name="P2">-préparer un fichier zip pour le professeur pour pouvoir l’intégrer à Ataraxy</text:p>
      <text:p text:style-name="P18"/>
      <text:p text:style-name="P18"/>
      <text:p text:style-name="P18"/>
      <text:p text:style-name="P18">Compte rendue 2 novembre</text:p>
      <text:p text:style-name="P2"/>
      <text:p text:style-name="P2">A FAIRE POUR LE PROCHAIN RENDEZ-VOUS:</text:p>
      <text:p text:style-name="P2">-Le test de primalité de Miller-Rabin</text:p>
      <text:p text:style-name="P2">-Mettre un bouton à part pour Eratosthène</text:p>
      <text:p text:style-name="P2">-proposer plusieurs résolutions pour les nombres premier</text:p>
      <text:p text:style-name="P2">-3 fonctionnalités ,« attaque »,  « crypter », <text:s/>« décrypter » qui propose le choix entre affine, Cesar et Hill..</text:p>
      <text:p text:style-name="P2">-Mettre des exemples de format de saisie</text:p>
      <text:p text:style-name="P2">-/times pour changer le signe multiplication</text:p>
      <text:p text:style-name="P2">-rajouter module inverse modulaire</text:p>
      <text:p text:style-name="P2">-rajouter des titres au fonction quand on est dedans</text:p>
      <text:p text:style-name="P2">-retirer lien vers ataraxy</text:p>
      <text:p text:style-name="P2">-changer quand le pcgd n'est pas égal à 1 on n'affiche pas u et v</text:p>
      <text:p text:style-name="P2">-ordonner par importance dans l'ordre:</text:p>
      <text:p text:style-name="P2"><text:tab/>-PGCD</text:p>
      <text:p text:style-name="P2"><text:tab/>-Euclide</text:p>
      <text:p text:style-name="P2"><text:tab/>-Euclide étendue</text:p>
      <text:p text:style-name="P2"><text:tab/>-Congruence</text:p>
      <text:p text:style-name="P2"><text:tab/>...</text:p>
      <text:p text:style-name="P2">-LateX pour Décomposition de nombre, on enlève les diviseurs possible (2^2*3) et non 2*2*3 utiliser valuation p-adique</text:p>
      <text:p text:style-name="P2">-Deux partis Math/Crypto</text:p>
      <text:p text:style-name="P19"/>
      <text:p text:style-name="P19"/>
      <text:p text:style-name="P18">Compte rendue 16 novembre</text:p>
      <text:p text:style-name="P19"/>
      <text:p text:style-name="P2">A FAIRE POUR LE PROCHAIN RENDEZ-VOUS:</text:p>
      <text:p text:style-name="P2">-Faire en sorte de filtrer la saisie et de mettre un message d’erreur lorsque la saisie n’est pas correcte</text:p>
      <text:p text:style-name="P2">-Commencer RSA</text:p>
      <text:p text:style-name="P2">-Commencer Substitution</text:p>
      <text:p text:style-name="P2">-Commencer à se renseigner sur Hill en dimension n</text:p>
      <text:p text:style-name="P2"><text:soft-page-break/></text:p>
      <text:p text:style-name="P18">Compte rendue 8 décembre</text:p>
      <text:p text:style-name="P2"/>
      <text:p text:style-name="P2">FAIRE POUR LA PRESENTATION FINAL:</text:p>
      <text:p text:style-name="P2">- Faire Hill a dimension n</text:p>
      <text:p text:style-name="P2">- Faire RSA</text:p>
      <text:p text:style-name="P2">- Faire Substitution</text:p>
      <text:p text:style-name="P2">- Faire un rapport comportant un sommaire, une introduction, le description du projet, les solutions mise en oeuvre, les problèmes rencontrés et leurs résolutions, une présentation des algorithmes, une synthèse des comptes rendus des points de rendez vous avec</text:p>
      <text:p text:style-name="P2">l'enseignant et le client, une conclusion et En annexe : un peu de code, copies d’écran, etc ... Ainsi que un glossaire et les références bibliographique</text:p>
      <text:p text:style-name="P2">- Faire un diaporama pour la présentation (mettre peu de texte, privilégier les explication à l’oral)</text:p>
      <text:p text:style-name="P19"/>
      <text:p text:style-name="P19"/>
      <text:p text:style-name="P19"/>
      <text:p text:style-name="P19"/>
      <text:p text:style-name="P19"/>
      <text:p text:style-name="P26">Algorithme</text:p>
      <text:p text:style-name="P26"/>
      <text:p text:style-name="P26">…</text:p>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Times" svg:font-family="Times"/>
    <style:font-face style:name="Times New Roman" svg:font-family="'Times New Roman'"/>
    <style:font-face style:name="Times New Roman1"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1-13T01:09:41</dc:date>
    <dc:creator>quentin rat</dc:creator>
    <meta:editing-duration>PT1H26M31S</meta:editing-duration>
    <meta:editing-cycles>20</meta:editing-cycles>
    <meta:document-statistic meta:table-count="1" meta:image-count="0" meta:object-count="0" meta:page-count="12" meta:paragraph-count="320" meta:word-count="2772" meta:character-count="16679"/>
  </office:meta>
</office:document-meta>
</file>